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Times New Roman" fo:font-style="normal" style:text-underline-style="none" style:font-style-asian="normal" style:font-style-complex="normal"/>
    </style:style>
    <style:style style:name="T5" style:family="text"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/>
    </style:style>
    <style:style style:name="T9" style:family="text">
      <style:text-properties style:font-style-asian="normal"/>
    </style:style>
    <style:style style:name="T10" style:family="text">
      <style:text-properties style:font-weight-asian="bold"/>
    </style:style>
    <style:style style:name="T11" style:family="text">
      <style:text-properties style:font-style-complex="normal"/>
    </style:style>
    <style:style style:name="T12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sTer-euiti</text:p>
      <text:p text:style-name="P3">Proiektuko Helburu Dokumentua (PHD)</text:p>
      <text:p text:style-name="P3"/>
      <text:p text:style-name="P4">Dekribapena</text:p>
      <text:p text:style-name="P6"/>
      <text:p text:style-name="P6"/>
      <text:p text:style-name="P6"/>
      <text:p text:style-name="P6"/>
      <text:p text:style-name="P4">Helburua</text:p>
      <text:p text:style-name="P6">Idazmahirako aplikazio bat Javan Master Clinicaren kudeaketarako.</text:p>
      <text:p text:style-name="P6">Plataforma anitzekoa → JAVA</text:p>
      <text:p text:style-name="P6"/>
      <text:p text:style-name="P4"/>
      <text:p text:style-name="P4">La aplicación no va a cobrar</text:p>
      <text:p text:style-name="P4">Norainokoa </text:p>
      <text:p text:style-name="P6">Proiektuaren barnean honakoa hartuko sartuko da:</text:p>
      <text:list xml:id="list1860346281" text:style-name="L2">
        <text:list-item>
          <text:p text:style-name="P7"><text:span text:style-name="T3">MasTer aplikazioaren funtzionalitateak</text:span></text:p>
          <text:list>
            <text:list-item>
              <text:p text:style-name="P1"><text:span text:style-name="T4">Hitzordua Gehitu: </text:span><text:span text:style-name="T3">Idazkariak telefonoz edo lokalean bertan bezero bati hitzordua emateko funtzionalitatea, ordu eta egun bat esleituz, eta bezeroak nahi badu, terapeuta bat. <text:s/></text:span></text:p>
              <text:list>
                <text:list-item>
                  <text:p text:style-name="P1"><text:span text:style-name="T4">Terapeuta Agenda Ikuska : </text:span><text:span text:style-name="T3">Hitzordu bat esleitzeko, beharrezkoa da terapeuten agenda begiratzea.</text:span></text:p>
                </text:list-item>
              </text:list>
            </text:list-item>
            <text:list-item>
              <text:p text:style-name="P1"><text:span text:style-name="T4">Faktura Sortu: </text:span><text:span text:style-name="T3">Bezero bati terapia egin ondoren faktura idazkariak inprimatzeko interfazea.</text:span></text:p>
            </text:list-item>
            <text:list-item>
              <text:p text:style-name="P1"><text:span text:style-name="T4">Agenda Ikuskatu: </text:span><text:span text:style-name="T3">Terapeutak bere agenda ikusteko interfazea.</text:span></text:p>
            </text:list-item>
            <text:list-item>
              <text:p text:style-name="P1"><text:span text:style-name="T4">Bezero Informazioa ikusi eta kudeatu: </text:span><text:span text:style-name="T3">Terapeutak bere bezeroen informazioa ikusi ahal du, eta baita idazkariak ere.</text:span></text:p>
              <text:list>
                <text:list-item>
                  <text:p text:style-name="P1"><text:span text:style-name="T4">Saio Oharrak Gehitu: </text:span><text:span text:style-name="T3">Terapeuta batek saio bati buruzko oharrak gehitzeko.</text:span></text:p>
                </text:list-item>
              </text:list>
            </text:list-item>
            <text:list-item>
              <text:p text:style-name="P1"><text:span text:style-name="T4">Terapeuten Informazioa ikusi eta kudeatu</text:span></text:p>
            </text:list-item>
            <text:list-item>
              <text:p text:style-name="P1"><text:span text:style-name="T4">Terapia Moten Informazioa ikusi eta kudeatu</text:span></text:p>
            </text:list-item>
          </text:list>
        </text:list-item>
        <text:list-item>
          <text:p text:style-name="P8"><text:span text:style-name="T4">MasTer aplikazioarentzako interfazearen garapena:</text:span></text:p>
          <text:list>
            <text:list-item>
              <text:p text:style-name="P7"><text:span text:style-name="T5">Idazkari Interfazea: </text:span><text:span text:style-name="T3">Idazkariak interfaze honetatik bezero hitzorduak gehitu, fakturak inprimatu, terapeuten informazioa ikusi, <text:s/>eta bezero , terapeuta eta terapia moten informazioa ikusi eta kudeatu ahal izango du.</text:span></text:p>
            </text:list-item>
          </text:list>
        </text:list-item>
      </text:list>
      <text:p text:style-name="P5"/>
      <text:p>LDE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uiti </meta:initial-creator>
    <meta:creation-date>2011-02-22T18:11:53</meta:creation-date>
    <meta:document-statistic meta:table-count="0" meta:image-count="0" meta:object-count="0" meta:page-count="2" meta:paragraph-count="21" meta:word-count="167" meta:character-count="1264"/>
    <dc:date>2011-02-22T19:27:38</dc:date>
    <dc:creator>euiti </dc:creator>
    <meta:editing-duration>PT00H50M54S</meta:editing-duration>
    <meta:editing-cycles>1</meta:editing-cycles>
    <meta:generator>OpenOffice.org/3.2$Linux OpenOffice.org_project/320m12$Build-9483</meta:generator>
  </office:meta>
</office:document-meta>
</file>